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11pt"/>
    </style:style>
    <style:style style:name="co2" style:family="table-column">
      <style:table-column-properties fo:break-before="auto" style:column-width="298.4pt"/>
    </style:style>
    <style:style style:name="co3" style:family="table-column">
      <style:table-column-properties fo:break-before="auto" style:column-width="53.74pt"/>
    </style:style>
    <style:style style:name="co4" style:family="table-column">
      <style:table-column-properties fo:break-before="auto" style:column-width="67.61pt"/>
    </style:style>
    <style:style style:name="co5" style:family="table-column">
      <style:table-column-properties fo:break-before="auto" style:column-width="39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d2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UD2.9 through-hole bill of material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te: through-hole design allows for flexible substitution of parts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 uF 50 V electrolytic polarized radial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 uF 50 V electrolytic polarized radial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 uF 50 V electrolytic polarized radial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.7 u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u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330 uF 25 V electrolytic polarized radial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330 uF 25 V electrolytic polarized radial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50 p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 u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 u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 n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 u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 u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1 u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 u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 u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 n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0.1 u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 u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470 p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 n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 u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.0 u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4.7 u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 u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 u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 n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4.7 u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0 uF 50 V electrolytic polarized radial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2.2 u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 u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 n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nline pin Full-Wave Diode Bridge (100V min / 2A min) e.g. KBL401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y will work if you bend the p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5 mm LED (color of your choice) - bright so you see it from a dist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5818 or 1N5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5818 or 1N5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5818 or 1N5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5818 or 1N5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5818 or 1N5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5818 or 1N5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1N4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1N4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1N4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1N4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1N4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5 mm LED (color of your choice) - bright so you see it from a dist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1N4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1N4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1N4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1N4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1N4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1N4733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 position 5.0/5.04 mm spacing screw terminal block PCB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 position 5.0/5.04 mm spacing screw terminal block PCB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2 position 5.0/5.04 mm spacing screw terminal block PCB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 position 5.0/5.04 mm spacing screw terminal block PCB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2 position 5.0/5.04 mm spacing screw terminal block PCB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2 by 3 pin header, 2.54 mm pin sp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1 by 2 pin header, 2.54 mm pin sp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position 5.0/5.04 mm spacing screw terminal block PCB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1 by 3 pin header, 2.54 mm pin sp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1 by 2 pin header, 2.54 mm pin sp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1 by 3 pin header, 2.54 mm pin sp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1 by 2 pin header, 2.54 mm pin sp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1 by 2 pin header, 2.54 mm pin sp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1 by 2 pin header, 2.54 mm pin sp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2 position 5.0/5.04 mm spacing screw terminal block PCB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oilcraft tunable inductor slot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55-0-15-01-30-27-10-0</text:p>
          </table:table-cell>
          <table:table-cell office:value-type="string" calcext:value-type="string">
            <text:p>Mill-Max Pin receptacles qty 5, solder into the holes to snap in L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ggested Coilcraft slot 7 inductors, available as samples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M3-153: 11 uH min, 15 uH nom, 19 uH max inducta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M3-223: 17 uH min, 22 uH nom, 28 uH max inducta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M3-333: 25 uH min, 33 uH nom, 41 uH max inducta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M3-393: 33 uH min, 39 uH nom, 45 uH max inducta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M3-473: 35 uH min, 47 uH nom, 59 uH max inducta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M3-563: 42 uH min, 56 uH nom, 70 uH max induct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1</text:p>
          </table:table-cell>
          <table:table-cell office:value-type="string" calcext:value-type="string">
            <text:p>OPF2412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2</text:p>
          </table:table-cell>
          <table:table-cell office:value-type="string" calcext:value-type="string">
            <text:p>IFD95T Industrial Fiber Opt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F9540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RF540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IRF9540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IRF540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N3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R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70R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51R 2 watt resistor metal fil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k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70R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70R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70R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5.1R ½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optional 5.1R ½ watt resistor (second burden resisto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.8k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0k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k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0k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k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70R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5R ½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.8k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70R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k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k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k ¼ watt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k through-hole PCB mount potentiometer (e.g. Vishay T93YA103KT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2</text:p>
          </table:table-cell>
          <table:table-cell office:value-type="string" calcext:value-type="string">
            <text:p>5k through-hole PCB mount potentiometer (e.g. Vishay T93YA502KT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7824 TO220 pack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M7812 TO220 package – put heatsink on this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M7805 TO220 package – heatsink is advi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Analog Devices LT1016CN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 substitutions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im MAX913CPA+-ND (as of 2018-02)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Devices LT1116CN8 (as of 2018-02)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Devices AD8561ANZ (as of 2018-02)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HC08 DIP-14 pack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LM311 DIP-8 pack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HC74 DIP-14 pack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HC14 DIP-14 pack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UCC27423 Texas Instruments DIP-8 pack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4427 may be used as a cheap substitut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MC34164P-3G TO-92 On Semiconduct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crochip MCP111-240E may be a good lower power alternativ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 style:data-style-name="N2" text:time-value="08:24:20.5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2T08:24:42.430000000</dc:date>
    <meta:editing-duration>PT1M35S</meta:editing-duration>
    <meta:editing-cycles>2</meta:editing-cycles>
    <meta:generator>LibreOffice/5.4.0.3$Windows_x86 LibreOffice_project/7556cbc6811c9d992f4064ab9287069087d7f62c</meta:generator>
    <meta:document-statistic meta:table-count="1" meta:cell-count="257" meta:object-count="0"/>
  </office:meta>
</office:document-meta>
</file>